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cm" fo:margin-bottom="0cm" loext:contextual-spacing="false" fo:line-height="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È nato e vissuto nel cuore dei Berici, sulle rive del lago di Fimon: per questo sin da giovane è affetto da biofilia acuta. </text:p>
      <text:p text:style-name="Text_20_body">Oggi lavora come tecnico di laboratorio chimico-ambietale, ma la sua vera passione resta quella per il mondo naturale. Particolarmente sensibile al tema della tutela della biodiversità ha conosciuto e studiato la fauna locale attraverso l'uso della fotografia e nei libri organizzando in seguito, con il gruppo naturalistico "I segreti dei Berici" (di cui fa parte), alcune mostre fotografiche, svolgendo attività su campo (fototrapolaggio, piccole collaborazioni con PP, costruzione stagni per anfibi,...) e promuovendo serate a tema di divulgazione naturalistrica.</text:p>
      <text:p text:style-name="Text_20_body">Immediato è stato quindi l'ingresso nel gruppo di SOS Anfibi Vicenza sin dalla sua nascita, divenendo persona di riferimento per il lago di Fimon e dando via alla collaborazione con Comune e Provincia per la tutela degli anfibi nel sito.</text:p>
      <text:p text:style-name="Text_20_body">Il suo forte legame con il lago lo ha spinto a intrapprendere alcune iniziative di salvaguardia coinvolgendo oltre che i cittadini locali anche le principali assoicazioni ambientaliste di zona in un tavolo di confronto su progetti di ammodernamento e gestione del sito.</text:p>
      <text:p text:style-name="Text_20_body">Sempre qui, collabora con alucne guide naturalistiche organizzando uscite di divulgazione a tema.</text:p>
      <text:p text:style-name="Text_20_body">Allo stesso tempo è socio volontario del CRAS di Villabalzana presso il quale presta aiuto nel recupero della fauna locale e nella realizzazione di uno stagno didattico per la biodiversità.</text:p>
      <text:p text:style-name="Text_20_body">Gestisce una pagina Facebook personale dove diffonde la cultura del "<text:span text:style-name="Emphasis">wild gardening</text:span> autoctono" (producendo artigianalmente cassette-nido, stagni, mangiatoie,...) come proposta attiva alla portata di tutti per rallentare la perdita di biodiversità e frammentazione/scomparsa degli habitat naturali. </text:p>
      <text:p text:style-name="Text_20_body">Il tutto supportato da una meravigliosa moglie e due splendidi figli sempre pronti a supportarlo, oltre che sopportarlo.</text:p>
      <text:p text:style-name="Text_20_body">Dicono di tuli: "ambientalista da salotto che non si è mai visto lavorare" (cit. il Sindaco)</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0T01:10:46.266530182</meta:creation-date>
    <dc:date>2021-02-10T01:11:08.237137908</dc:date>
    <meta:editing-duration>PT22S</meta:editing-duration>
    <meta:editing-cycles>1</meta:editing-cycles>
    <meta:document-statistic meta:table-count="0" meta:image-count="0" meta:object-count="0" meta:page-count="1" meta:paragraph-count="9" meta:word-count="298" meta:character-count="1992" meta:non-whitespace-character-count="1701"/>
    <meta:generator>LibreOffice/6.1.5.2$Linux_X86_64 LibreOffice_project/10$Build-2</meta:generator>
  </office:meta>
</office:document-meta>
</file>